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<text:a xlink:href="mailto:romi@gmail.com" xlink:type="simple">romi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<text:a xlink:href="mailto:nita@gmail.com" xlink:type="simple">nita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5:57:01.686783512</meta:creation-date>
    <dc:date>2022-04-25T15:58:24.560048651</dc:date>
    <meta:editing-duration>PT1M24S</meta:editing-duration>
    <meta:editing-cycles>1</meta:editing-cycles>
    <meta:generator>jOpenDocument/1.3</meta:generator>
  </office:meta>
</office:document-meta>
</file>